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keep-with-next="always"/>
      <style:text-properties officeooo:paragraph-rsid="000e8a14"/>
    </style:style>
    <style:style style:name="P2" style:family="paragraph" style:parent-style-name="normal">
      <style:paragraph-properties fo:margin-left="0.128in" fo:margin-right="0in" fo:margin-top="0.052in" fo:margin-bottom="0in" style:contextual-spacing="false" fo:line-height="100%" fo:text-align="center" style:justify-single-word="false" fo:text-indent="0in" style:auto-text-indent="false"/>
      <style:text-properties officeooo:paragraph-rsid="000e6a2c"/>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0e6a2c" fo:background-color="transparent" style:font-name-asian="Arial1" style:font-size-asian="11pt" style:font-style-asian="normal" style:font-weight-asian="bold" style:font-name-complex="Arial1" style:font-size-complex="11pt"/>
    </style:style>
    <style:style style:name="P4" style:family="paragraph" style:parent-style-name="normal">
      <loext:graphic-properties draw:fill="none" draw:fill-color="#ffffff"/>
      <style:paragraph-properties fo:margin-left="0in" fo:margin-right="0in" fo:margin-top="0.078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0e6a2c" fo:background-color="transparent" style:font-name-asian="Arial1" style:font-size-asian="11pt" style:font-style-asian="normal" style:font-weight-asian="bold" style:font-name-complex="Arial1" style:font-size-complex="11pt"/>
    </style:style>
    <style:style style:name="P5" style:family="paragraph" style:parent-style-name="Title" style:master-page-name="Standard">
      <style:paragraph-properties fo:margin-left="0.128in" fo:margin-right="0.0035in" fo:text-indent="0.128in" style:auto-text-indent="false" style:page-number="1" fo:break-before="auto" fo:break-after="auto"/>
      <style:text-properties officeooo:paragraph-rsid="000e6a2c"/>
    </style:style>
    <style:style style:name="P6" style:family="paragraph" style:parent-style-name="Standard" style:list-style-name="L3"/>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text-properties officeooo:paragraph-rsid="0012443b"/>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5">
      <style:paragraph-properties fo:margin-top="0in" fo:margin-bottom="0in" style:contextual-spacing="false"/>
      <style:text-properties officeooo:paragraph-rsid="0012443b"/>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2" style:family="text">
      <style:text-properties fo:color="#00007f" loext:opacity="100%"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3" style:family="text">
      <style:text-properties fo:color="#00007f" loext:opacity="100%" style:font-name="Arial" fo:font-size="11pt" fo:font-weight="bold" style:font-name-asian="Arial1" style:font-size-asian="11pt" style:font-weight-asian="bold" style:font-name-complex="Arial1" style:font-size-complex="11pt"/>
    </style:style>
    <style:style style:name="T4" style:family="text">
      <style:text-properties style:font-name="Arial" fo:font-size="11pt" fo:font-weight="bold" style:font-name-asian="Arial1" style:font-size-asian="11pt" style:font-weight-asian="bold" style:font-name-complex="Arial1" style:font-size-complex="11pt"/>
    </style:style>
    <style:style style:name="T5" style:family="text">
      <style:text-properties fo:font-weight="bold" style:font-weight-asian="bold" style:font-weight-complex="bold"/>
    </style:style>
    <style:style style:name="T6" style:family="text">
      <style:text-properties officeooo:rsid="0012443b"/>
    </style:style>
    <style:style style:name="T7"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0102in" svg:stroke-color="#000000" draw:stroke-linejoin="round" svg:stroke-linecap="butt" draw:fill="none" loext:fill-use-slide-background="false" draw:textarea-vertical-align="top" draw:auto-grow-height="false" fo:min-height="0in" fo:min-width="7.051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ishti Priyadarshini</text:p>
      <text:p text:style-name="P2" loext:marker-style-name="T4"><text:a xlink:type="simple" xlink:href="mailto:21051131@kiit.ac.in" text:style-name="ListLabel_20_37" text:visited-style-name="ListLabel_20_37"><draw:custom-shape text:anchor-type="char" draw:z-index="0" draw:name="Shape 7" draw:style-name="gr1" draw:text-style-name="P18" svg:width="7.248in" svg:height="0.0142in" svg:x="-0.048in" svg:y="0.278in"><text:p/><draw:enhanced-geometry draw:mirror-horizontal="false" draw:mirror-vertical="false" svg:viewBox="0 0 0 0" drawooo:sub-view-size="6627495 635" draw:text-areas="0 0 ?f0 ?f1" draw:type="ooxml-non-primitive" draw:enhanced-path="M 0 0 L 6627494 634 N"><draw:equation draw:name="f0" draw:formula="logwidth"/><draw:equation draw:name="f1" draw:formula="logheight"/></draw:enhanced-geometry></draw:custom-shape><text:span text:style-name="T2">21051131@kiit.ac.in</text:span></text:a><text:span text:style-name="T3"> </text:span><text:span text:style-name="T4">| <text:s/></text:span><text:a xlink:type="simple" xlink:href="https://www.linkedin.com/in/drishti-priyadarshini-251786232/" text:style-name="ListLabel_20_37" text:visited-style-name="ListLabel_20_37"><text:span text:style-name="T2">LinkedIn</text:span></text:a><text:span text:style-name="T4">| | +91 8789932950 | <text:s/>Muzaffarpur , Bihar , 842001</text:span></text:p>
      <text:p text:style-name="P3" loext:marker-style-name="T1"><draw:custom-shape text:anchor-type="char" draw:z-index="1" draw:name="Shape 1" draw:style-name="gr1" draw:text-style-name="P18" svg:width="7.248in" svg:height="0.0142in" svg:x="-0.048in" svg:y="0.8028in"><text:p/><draw:enhanced-geometry draw:mirror-horizontal="false" draw:mirror-vertical="false" svg:viewBox="0 0 0 0" drawooo:sub-view-size="6627495 635" draw:text-areas="0 0 ?f0 ?f1" draw:type="ooxml-non-primitive" draw:enhanced-path="M 0 0 L 6627494 634 N"><draw:equation draw:name="f0" draw:formula="logwidth"/><draw:equation draw:name="f1" draw:formula="logheight"/></draw:enhanced-geometry></draw:custom-shape></text:p>
      <text:p text:style-name="P4" loext:marker-style-name="T1"/>
      <text:h text:style-name="P1" text:outline-level="3">Personal Summary</text:h>
      <text:p text:style-name="Text_20_body">Consistently pursued excellence in both theoretical knowledge and practical application. Thrive in challenging environments and deeply committed to continuous learning and growth.</text:p>
      <text:h text:style-name="Heading_20_3" text:outline-level="3">Skills</text:h>
      <text:list text:style-name="L1">
        <text:list-item>
          <text:p text:style-name="P8"><draw:custom-shape text:anchor-type="char" draw:z-index="3" draw:name="Shape 2" draw:style-name="gr1" draw:text-style-name="P18" svg:width="7.248in" svg:height="0.0142in" svg:x="-0.0618in" svg:y="-0.0374in"><text:p/><draw:enhanced-geometry draw:mirror-horizontal="false" draw:mirror-vertical="false" svg:viewBox="0 0 0 0" drawooo:sub-view-size="6627495 635" draw:text-areas="0 0 ?f0 ?f1" draw:type="ooxml-non-primitive" draw:enhanced-path="M 0 0 L 6627494 634 N"><draw:equation draw:name="f0" draw:formula="logwidth"/><draw:equation draw:name="f1" draw:formula="logheight"/></draw:enhanced-geometry></draw:custom-shape><text:span text:style-name="Strong_20_Emphasis">Languages:</text:span> HTML, CSS, Java, Python, JavaScript, SQL</text:p>
        </text:list-item>
        <text:list-item>
          <text:p text:style-name="P8"><text:span text:style-name="Strong_20_Emphasis">Tools and Technologies:</text:span> AWS, MS Excel</text:p>
        </text:list-item>
        <text:list-item>
          <text:p text:style-name="P7"><text:span text:style-name="Strong_20_Emphasis">Coursework:</text:span> Database Management Systems, Operating Systems, Data Structures and Algorithms, Object-Oriented Programming</text:p>
        </text:list-item>
      </text:list>
      <text:h text:style-name="Heading_20_3" text:outline-level="3">Education</text:h>
      <text:list text:style-name="L2">
        <text:list-item>
          <text:p text:style-name="P9"><draw:custom-shape text:anchor-type="char" draw:z-index="2" draw:name="Shape 3" draw:style-name="gr1" draw:text-style-name="P18" svg:width="7.248in" svg:height="0.0142in" svg:x="-0.0327in" svg:y="-0.061in"><text:p/><draw:enhanced-geometry draw:mirror-horizontal="false" draw:mirror-vertical="false" svg:viewBox="0 0 0 0" drawooo:sub-view-size="6627495 635" draw:text-areas="0 0 ?f0 ?f1" draw:type="ooxml-non-primitive" draw:enhanced-path="M 0 0 L 6627494 634 N"><draw:equation draw:name="f0" draw:formula="logwidth"/><draw:equation draw:name="f1" draw:formula="logheight"/></draw:enhanced-geometry></draw:custom-shape><text:span text:style-name="Strong_20_Emphasis">Kalinga Institute of Industrial Technology, Odisha, India</text:span><text:line-break/>Bachelor of Technology in Computer Science and Engineering (October 2021 – June 2025)</text:p>
        </text:list-item>
        <text:list-item>
          <text:p text:style-name="P9"><text:span text:style-name="Strong_20_Emphasis">Global International School, Muzaffarpur, Bihar</text:span><text:line-break/>XII (2019 – 2020)</text:p>
        </text:list-item>
        <text:list-item>
          <text:p text:style-name="P9"><text:span text:style-name="Strong_20_Emphasis">Prabhat Tara School, Muzaffarpur, Bihar</text:span><text:line-break/>X (2017 – 2018)</text:p>
        </text:list-item>
      </text:list>
      <text:h text:style-name="Heading_20_3" text:outline-level="3">Projects</text:h>
      <text:list xml:id="list212273027" text:style-name="L3">
        <text:list-item>
          <text:p text:style-name="P10"><draw:custom-shape text:anchor-type="char" draw:z-index="4" draw:name="Shape 4" draw:style-name="gr1" draw:text-style-name="P18" svg:width="7.248in" svg:height="0.0142in" svg:x="-0.0898in" svg:y="-0.072in"><text:p/><draw:enhanced-geometry draw:mirror-horizontal="false" draw:mirror-vertical="false" svg:viewBox="0 0 0 0" drawooo:sub-view-size="6627495 635" draw:text-areas="0 0 ?f0 ?f1" draw:type="ooxml-non-primitive" draw:enhanced-path="M 0 0 L 6627494 634 N"><draw:equation draw:name="f0" draw:formula="logwidth"/><draw:equation draw:name="f1" draw:formula="logheight"/></draw:enhanced-geometry></draw:custom-shape><text:span text:style-name="Strong_20_Emphasis">Coupon Prediction System</text:span> | Machine Learning</text:p>
          <text:list>
            <text:list-item>
              <text:p text:style-name="P11"><text:span text:style-name="T5">Technologies</text:span>: Pandas, NumPy, scikit-learn, Matplotlib, Seaborn</text:p>
            </text:list-item>
            <text:list-item>
              <text:p text:style-name="P11">Utilized machine learning models like linear regression, SVM, decision trees, and random forests to predict customer coupon usage based on purchase history, demographics, and other factors, enhancing targeted coupon strategies and customer loyalty.</text:p>
            </text:list-item>
          </text:list>
        </text:list-item>
        <text:list-item>
          <text:p text:style-name="P6"><text:span text:style-name="Strong_20_Emphasis">Restaurant Menu Landing Page | </text:span><text:span text:style-name="Strong_20_Emphasis"><text:span text:style-name="T7">Web Development</text:span></text:span></text:p>
          <text:list text:style-name="L6">
            <text:list-item>
              <text:p text:style-name="P17"><text:span text:style-name="Strong_20_Emphasis">Technologies:</text:span> HTML, CSS, JavaScript</text:p>
            </text:list-item>
            <text:list-item>
              <text:p text:style-name="P16">Designed and developed a user-friendly landing page for a restaurant, showcasing the menu to enhance online presence and customer engagement.</text:p>
            </text:list-item>
          </text:list>
        </text:list-item>
      </text:list>
      <text:h text:style-name="Heading_20_3" text:outline-level="3">Training and Experience</text:h>
      <text:p text:style-name="Text_20_body"><draw:custom-shape text:anchor-type="char" draw:z-index="5" draw:name="Shape 5" draw:style-name="gr1" draw:text-style-name="P18" svg:width="7.248in" svg:height="0.0142in" svg:x="-0.0898in" svg:y="-0.0665in"><text:p/><draw:enhanced-geometry draw:mirror-horizontal="false" draw:mirror-vertical="false" svg:viewBox="0 0 0 0" drawooo:sub-view-size="6627495 635" draw:text-areas="0 0 ?f0 ?f1" draw:type="ooxml-non-primitive" draw:enhanced-path="M 0 0 L 6627494 634 N"><draw:equation draw:name="f0" draw:formula="logwidth"/><draw:equation draw:name="f1" draw:formula="logheight"/></draw:enhanced-geometry></draw:custom-shape><text:span text:style-name="Strong_20_Emphasis">Salesforce Developer Virtual Internship</text:span></text:p>
      <text:list text:style-name="L4">
        <text:list-item>
          <text:p text:style-name="P12">Salesforce Fundamentals, Organizational Setup, Relationship and Process Automation, Types of Flows and Security, Apex, Testing, and Debugging</text:p>
        </text:list-item>
      </text:list>
      <text:h text:style-name="Heading_20_3" text:outline-level="3">Certificates</text:h>
      <text:list text:style-name="L5">
        <text:list-item>
          <text:p text:style-name="P14"><draw:custom-shape text:anchor-type="char" draw:z-index="6" draw:name="Shape 6" draw:style-name="gr1" draw:text-style-name="P18" svg:width="7.248in" svg:height="0.0142in" svg:x="-0.1866in" svg:y="-0.0535in"><text:p/><draw:enhanced-geometry draw:mirror-horizontal="false" draw:mirror-vertical="false" svg:viewBox="0 0 0 0" drawooo:sub-view-size="6627495 635" draw:text-areas="0 0 ?f0 ?f1" draw:type="ooxml-non-primitive" draw:enhanced-path="M 0 0 L 6627494 634 N"><draw:equation draw:name="f0" draw:formula="logwidth"/><draw:equation draw:name="f1" draw:formula="logheight"/></draw:enhanced-geometry></draw:custom-shape><text:span text:style-name="Strong_20_Emphasis">Front-end Developer</text:span> - <text:span text:style-name="T6">Meta</text:span> [<text:a xlink:type="simple" xlink:href="https://www.coursera.org/account/accomplishments/verify/VHMP4Y9TPVUK" text:style-name="Internet_20_link" text:visited-style-name="Visited_20_Internet_20_Link">Link</text:a>]</text:p>
        </text:list-item>
        <text:list-item>
          <text:p text:style-name="P15"><text:s/><text:span text:style-name="T5">Problem Solving</text:span> - <text:s/><text:span text:style-name="Strong_20_Emphasis"><text:span text:style-name="T7">HackerRank</text:span></text:span>(Basic) [<text:a xlink:type="simple" xlink:href="https://www.hackerrank.com/certificates/c3951b207fa7" text:style-name="Internet_20_link" text:visited-style-name="Visited_20_Internet_20_Link">Link</text:a>]</text:p>
        </text:list-item>
        <text:list-item>
          <text:p text:style-name="P13"><text:span text:style-name="Strong_20_Emphasis">Data Structures and Algorithms</text:span> - Apna College [<text:a xlink:type="simple" xlink:href="https://drive.google.com/file/d/1UrAGTNUwm5mJUuU1v9Dn3sa6iL1nxxHw/view?usp=sharing" text:style-name="Internet_20_link" text:visited-style-name="Visited_20_Internet_20_Link">Link</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ormal" style:family="paragraph">
      <style:paragraph-properties fo:margin-top="0in" fo:margin-bottom="0in" style:contextual-spacing="false" fo:text-align="start" style:justify-single-word="false" fo:orphans="0" fo:widows="0" style:writing-mode="lr-tb"/>
    </style:style>
    <style:style style:name="Title" style:family="paragraph" style:parent-style-name="normal" style:next-style-name="normal" style:class="chapter">
      <style:paragraph-properties fo:margin-left="0.128in" fo:margin-right="0.0035in" fo:margin-top="0.0425in" fo:margin-bottom="0in" style:contextual-spacing="false" fo:line-height="100%" fo:text-align="center" style:justify-single-word="false"/>
      <style:text-properties style:font-name="Arial" fo:font-family="Arial" style:font-family-generic="roman" style:font-pitch="variable" fo:font-size="22pt" fo:font-weight="bold" style:font-name-asian="Arial1" style:font-family-asian="Arial" style:font-family-generic-asian="system" style:font-pitch-asian="variable" style:font-size-asian="22pt" style:font-weight-asian="bold" style:font-name-complex="Arial1" style:font-family-complex="Arial" style:font-family-generic-complex="system" style:font-pitch-complex="variable" style:font-size-complex="22pt"/>
    </style:style>
    <style:style style:name="Heading_20_1" style:display-name="Heading 1" style:family="paragraph" style:parent-style-name="normal" style:next-style-name="normal" style:class="text">
      <style:paragraph-properties fo:margin-left="0.0744in"/>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2" style:display-name="Heading 2" style:family="paragraph" style:parent-style-name="normal" style:next-style-name="normal" style:class="text">
      <style:paragraph-properties fo:margin-left="0.5744in" fo:margin-top="0.052in" fo:margin-bottom="0in" style:contextual-spacing="false" fo:line-height="100%" fo:text-indent="-0.2492in" style:auto-text-indent="false"/>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38" style:display-name="ListLabel 38" style:family="text">
      <style:text-properties fo:font-variant="normal" fo:text-transform="none" fo:color="#0000ff" loext:opacity="100%"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 style:display-name="ListLabel 28" style:family="text">
      <style:text-properties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007f" loext:opacity="100%" style:font-name="Arial" fo:font-family="Arial" style:font-family-generic="roman" style:font-pitch="variable" fo:font-size="11pt" style:text-underline-style="solid" style:text-underline-width="auto" style:text-underline-color="font-color"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style>
    <style:style style:name="ListLabel_20_10" style:display-name="ListLabel 10" style:family="text">
      <style:text-properties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1pt" fo:font-style="normal" fo:font-weight="bold"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752in"/>
        </style:list-level-properties>
        <style:text-properties fo:font-family="Aria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2457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92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5984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3.2752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9516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628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5.3043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98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752in"/>
        </style:list-level-properties>
        <style:text-properties fo:font-family="Aria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2457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922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5984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2752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9516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628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5.3043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98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752in"/>
        </style:list-level-properties>
        <style:text-properties fo:font-family="Aria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2457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922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984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3.2752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9516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628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5.3043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98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2945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12:38:05.401067436</meta:creation-date>
    <meta:print-date>2024-07-04T12:57:51.239388643</meta:print-date>
    <meta:printed-by>PDF files</meta:printed-by>
    <dc:date>2024-07-13T22:10:55.086291775</dc:date>
    <meta:editing-duration>PT8M39S</meta:editing-duration>
    <meta:editing-cycles>3</meta:editing-cycles>
    <meta:generator>LibreOffice/24.2.4.2$Linux_X86_64 LibreOffice_project/d29029bfb700ea4a272da1366c5f5e7c14e351b5</meta:generator>
    <meta:document-statistic meta:table-count="0" meta:image-count="0" meta:object-count="0" meta:page-count="1" meta:paragraph-count="26" meta:word-count="236" meta:character-count="1725" meta:non-whitespace-character-count="1524"/>
  </office:meta>
</office:document-meta>
</file>